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1.7327in"/>
    </style:style>
    <style:style style:name="co11" style:family="table-column">
      <style:table-column-properties fo:break-before="auto" style:column-width="0.8866in"/>
    </style:style>
    <style:style style:name="co13" style:family="table-column">
      <style:table-column-properties fo:break-before="auto" style:column-width="0.7098in"/>
    </style:style>
    <style:style style:name="co14" style:family="table-column">
      <style:table-column-properties fo:break-before="auto" style:column-width="0.8102in"/>
    </style:style>
    <style:style style:name="co15" style:family="table-column">
      <style:table-column-properties fo:break-before="auto" style:column-width="1.4854in"/>
    </style:style>
    <style:style style:name="co16" style:family="table-column">
      <style:table-column-properties fo:break-before="auto" style:column-width="0.6575in"/>
    </style:style>
    <style:style style:name="co17"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transparent"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ff0000" fo:border="0.0008in solid #000000"/>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default-cell-style-name="ce19"/>
        <table:table-column table:style-name="co10" table:default-cell-style-name="ce19"/>
        <table:table-column table:style-name="co9" table:default-cell-style-name="Default"/>
        <table:table-column table:style-name="co11" table:number-columns-repeated="3"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number-columns-repeated="5" table:default-cell-style-name="Default"/>
        <table:table-column table:style-name="co17" table:default-cell-style-name="ce19"/>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0"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P3]+[.R3])/([.O3]+[.Q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P4]+[.R4])/([.O4]+[.Q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P5]+[.R5])/([.O5]+[.Q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22" office:value-type="string">
            <text:p>No, but it is in conll2009</text:p>
          </table:table-cell>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P6]+[.R6])/([.O6]+[.Q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21"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P7]+[.R7])/([.O7]+[.Q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P8]+[.R8])/([.O8]+[.Q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21"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P9]+[.R9])/([.O9]+[.Q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P10]+[.R10])/([.O10]+[.Q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23" office:value-type="string">
            <text:p>Yes – tagger or conll2009</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P11]+[.R11])/([.O11]+[.Q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23" office:value-type="string">
            <text:p>Yes – conll2009</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P12]+[.R12])/([.O12]+[.Q12])" office:value-type="float" office:value="29.893018018018">
            <text:p>29.89</text:p>
          </table:table-cell>
          <table:table-cell/>
        </table:table-row>
        <table:table-row table:style-name="ro3">
          <table:table-cell table:style-name="ce8" office:value-type="float" office:value="11">
            <text:p>11</text:p>
          </table:table-cell>
          <table:table-cell table:style-name="ce13" office:value-type="string">
            <text:p>et</text:p>
          </table:table-cell>
          <table:table-cell table:style-name="ce17" office:value-type="string">
            <text:p>Estonian</text:p>
          </table:table-cell>
          <table:table-cell table:style-name="ce23" office:value-type="string">
            <text:p>PDT ready</text:p>
          </table:table-cell>
          <table:table-cell table:style-name="ce23" office:value-type="string">
            <text:p>NO</text:p>
          </table:table-cell>
          <table:table-cell table:style-name="ce21" office:value-type="string">
            <text:p>No, but there is a pretrained model for TreeTagger</text:p>
          </table:table-cell>
          <table:table-cell table:style-name="ce17"/>
          <table:table-cell table:style-name="ce17"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Q13]" office:value-type="float" office:value="1140">
            <text:p>1140</text:p>
          </table:table-cell>
          <table:table-cell table:style-name="ce15" table:formula="of:=9491-[.R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table-row>
        <table:table-row table:style-name="ro3">
          <table:table-cell table:style-name="ce8" office:value-type="float" office:value="12">
            <text:p>12</text:p>
          </table:table-cell>
          <table:table-cell table:style-name="ce13" office:value-type="string">
            <text:p>eu</text:p>
          </table:table-cell>
          <table:table-cell table:style-name="ce17" office:value-type="string">
            <text:p>Basque</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P14]+[.R14])/([.O14]+[.Q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office:value-type="string">
            <text:p>NO</text:p>
          </table:table-cell>
          <table:table-cell table:style-name="ce23" office:value-type="string">
            <text:p>Yes – Honza says there are no gold tags</text:p>
          </table:table-cell>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Q16]" office:value-type="float" office:value="20636">
            <text:p>20636</text:p>
          </table:table-cell>
          <table:table-cell table:style-name="ce15" table:formula="of:=309092-[.R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P17]+[.R17])/([.O17]+[.Q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P18]+[.R18])/([.O18]+[.Q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number-columns-repeated="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P19]+[.R19])/([.O19]+[.Q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P20]+[.R20])/([.O20]+[.Q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P21]+[.R21])/([.O21]+[.Q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21" office:value-type="string">
            <text:p>No, but there is a pretrained model for TreeTagger</text:p>
          </table:table-cell>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Q22]" office:value-type="float" office:value="3157">
            <text:p>3157</text:p>
          </table:table-cell>
          <table:table-cell table:style-name="ce15" table:formula="of:=53143-[.R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P23]+[.R23])/([.O23]+[.Q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P24]+[.R24])/([.O24]+[.Q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23" office:value-type="string">
            <text:p>No, but Martin can try to write a tagger</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Q25]" office:value-type="float" office:value="3776">
            <text:p>3776</text:p>
          </table:table-cell>
          <table:table-cell table:style-name="ce15" table:formula="of:=36150-[.R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Q26]" office:value-type="float" office:value="34493">
            <text:p>34493</text:p>
          </table:table-cell>
          <table:table-cell table:style-name="ce15" table:formula="of:=497465-[.R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P27]+[.R27])/([.O27]+[.Q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P28]+[.R28])/([.O28]+[.Q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P29]+[.R29])/([.O29]+[.Q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P30]+[.R30])/([.O30]+[.Q30])" office:value-type="float" office:value="3.94620689655172">
            <text:p>3.95</text:p>
          </table:table-cell>
          <table:table-cell/>
        </table:table-row>
        <table:table-row table:style-name="ro3">
          <table:table-cell table:style-name="ce8" office:value-type="float" office:value="29">
            <text:p>29</text:p>
          </table:table-cell>
          <table:table-cell table:style-name="ce13" office:value-type="string">
            <text:p>tr</text:p>
          </table:table-cell>
          <table:table-cell table:style-name="ce17" office:value-type="string">
            <text:p>Turkish</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P31]+[.R31])/([.O31]+[.Q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22" office:value-type="string">
            <text:p>No, but it is in conll2009</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P32]+[.R32])/([.O32]+[.Q32])" office:value-type="float" office:value="5.93848769233438">
            <text:p>5.94</text:p>
          </table:table-cell>
          <table:table-cell/>
        </table:table-row>
        <table:table-row table:style-name="ro3" table:number-rows-repeated="1048543">
          <table:table-cell table:number-columns-repeated="20"/>
        </table:table-row>
        <table:table-row table:style-name="ro3">
          <table:table-cell table:number-columns-repeated="20"/>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2">09/02/2011</text:date>, <text:time>16:36: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9-02T16:36:57</dc:date>
    <meta:editing-duration>PT155H03M46S</meta:editing-duration>
    <meta:editing-cycles>104</meta:editing-cycles>
    <meta:generator>OpenOffice.org/3.2$Linux OpenOffice.org_project/320m12$Build-9483</meta:generator>
    <dc:creator>ramasamy </dc:creator>
    <meta:document-statistic meta:table-count="2" meta:cell-count="609" meta:object-count="0"/>
  </office:meta>
</office:document-meta>
</file>